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  <style:style style:name="ce7" style:family="table-cell" style:parent-style-name="Default">
      <style:text-properties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office:value-type="string" calcext:value-type="string">
            <text:p>LibSeats</text:p>
          </table:table-cell>
          <table:table-cell office:value-type="string" calcext:value-type="string">
            <text:p>SNPSeats</text:p>
          </table:table-cell>
          <table:table-cell table:style-name="Default" office:value-type="string" calcext:value-type="string">
            <text:p>RefSeats</text:p>
          </table:table-cell>
          <table:table-cell table:style-name="Default" office:value-type="string" calcext:value-type="string">
            <text:p>Grn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Kenilworth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asildon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S2:.AB2])" office:value-type="float" office:value="0" calcext:value-type="float">
            <text:p>0</text:p>
          </table:table-cell>
          <table:table-cell table:number-columns-repeated="16"/>
          <table:table-cell table:formula="of:=ROUND(200*IF([.C2]=[$LabSeats.$B$9];VLOOKUP([.C2]; [$LabSeats.$A$1:.$B$7];2;FALSE());0))" office:value-type="float" office:value="0" calcext:value-type="float">
            <text:p>0</text:p>
          </table:table-cell>
          <table:table-cell table:formula="of:=ROUND(200*IF([.D2]=[$ConSeats.$B$9];VLOOKUP([.D2]; [$ConSeats.$A$1:.$B$7];2;FALSE());0))" office:value-type="float" office:value="0" calcext:value-type="float">
            <text:p>0</text:p>
          </table:table-cell>
          <table:table-cell table:formula="of:=ROUND(200*IF([.G2]=[$RefSeats.$B$9];VLOOKUP([.G2]; [$RefSeats.$A$1:.$B$7];2;FALSE());0))" office:value-type="float" office:value="0" calcext:value-type="float">
            <text:p>0</text:p>
          </table:table-cell>
          <table:table-cell table:formula="of:=ROUND(200*IF([.I2]=[$Opposition.$B$9];VLOOKUP([.I2]; [$Opposition.$A$1:.$B$7];2;FALSE());0))" office:value-type="float" office:value="0" calcext:value-type="float">
            <text:p>0</text:p>
          </table:table-cell>
          <table:table-cell table:formula="of:=ROUND(200*IF([.J2]=[$Clacton.$B$9];VLOOKUP([.J2]; [$Clacton.$A$1:.$B$7];2;FALSE());0))" office:value-type="float" office:value="0" calcext:value-type="float">
            <text:p>0</text:p>
          </table:table-cell>
          <table:table-cell table:formula="of:=ROUND(200*IF([.M2]=[$Rugby.$B$9];VLOOKUP([.M2]; [$Rugby.$A$1:.$B$7];2;FALSE());0))" office:value-type="float" office:value="0" calcext:value-type="float">
            <text:p>0</text:p>
          </table:table-cell>
          <table:table-cell table:formula="of:=ROUND(200*IF([.O2]=[$Richmond.$B$9];VLOOKUP([.O2]; [$Richmond.$A$1:.$B$7];2;FALSE());0))" office:value-type="float" office:value="0" calcext:value-type="float">
            <text:p>0</text:p>
          </table:table-cell>
          <table:table-cell table:formula="of:=ROUND(200*IF([.P2]=[$Basildon.$B$9];VLOOKUP([.P2]; [$Basildon.$A$1:.$B$7];2;FALSE());0))" office:value-type="float" office:value="0" calcext:value-type="float">
            <text:p>0</text:p>
          </table:table-cell>
          <table:table-cell table:formula="of:=ROUND(200*IF([.Q2]=[$Portsmouth.$B$9];VLOOKUP([.Q2]; [$Portsmouth.$A$1:.$B$7];2;FALSE());0))" office:value-type="float" office:value="0" calcext:value-type="float">
            <text:p>0</text:p>
          </table:table-cell>
          <table:table-cell table:formula="of:=ROUND(200*IF([.R2]=[$Godalming.$B$9];VLOOKUP([.R2]; [$Godalming.$A$1:.$B$7];2;FALSE())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S3:.AB3])" office:value-type="float" office:value="0" calcext:value-type="float">
            <text:p>0</text:p>
          </table:table-cell>
          <table:table-cell table:number-columns-repeated="16"/>
          <table:table-cell table:formula="of:=ROUND(200*IF([.C3]=[$LabSeats.$B$9];VLOOKUP([.C3]; [$LabSeats.$A$1:.$B$7];2;FALSE());0))" office:value-type="float" office:value="0" calcext:value-type="float">
            <text:p>0</text:p>
          </table:table-cell>
          <table:table-cell table:formula="of:=ROUND(200*IF([.D3]=[$ConSeats.$B$9];VLOOKUP([.D3]; [$ConSeats.$A$1:.$B$7];2;FALSE());0))" office:value-type="float" office:value="0" calcext:value-type="float">
            <text:p>0</text:p>
          </table:table-cell>
          <table:table-cell table:formula="of:=ROUND(200*IF([.G3]=[$RefSeats.$B$9];VLOOKUP([.G3]; [$RefSeats.$A$1:.$B$7];2;FALSE());0))" office:value-type="float" office:value="0" calcext:value-type="float">
            <text:p>0</text:p>
          </table:table-cell>
          <table:table-cell table:formula="of:=ROUND(200*IF([.I3]=[$Opposition.$B$9];VLOOKUP([.I3]; [$Opposition.$A$1:.$B$7];2;FALSE());0))" office:value-type="float" office:value="0" calcext:value-type="float">
            <text:p>0</text:p>
          </table:table-cell>
          <table:table-cell table:formula="of:=ROUND(200*IF([.J3]=[$Clacton.$B$9];VLOOKUP([.J3]; [$Clacton.$A$1:.$B$7];2;FALSE());0))" office:value-type="float" office:value="0" calcext:value-type="float">
            <text:p>0</text:p>
          </table:table-cell>
          <table:table-cell table:formula="of:=ROUND(200*IF([.M3]=[$Rugby.$B$9];VLOOKUP([.M3]; [$Rugby.$A$1:.$B$7];2;FALSE());0))" office:value-type="float" office:value="0" calcext:value-type="float">
            <text:p>0</text:p>
          </table:table-cell>
          <table:table-cell table:formula="of:=ROUND(200*IF([.O3]=[$Richmond.$B$9];VLOOKUP([.O3]; [$Richmond.$A$1:.$B$7];2;FALSE());0))" office:value-type="float" office:value="0" calcext:value-type="float">
            <text:p>0</text:p>
          </table:table-cell>
          <table:table-cell table:formula="of:=ROUND(200*IF([.P3]=[$Basildon.$B$9];VLOOKUP([.P3]; [$Basildon.$A$1:.$B$7];2;FALSE());0))" office:value-type="float" office:value="0" calcext:value-type="float">
            <text:p>0</text:p>
          </table:table-cell>
          <table:table-cell table:formula="of:=ROUND(200*IF([.Q3]=[$Portsmouth.$B$9];VLOOKUP([.Q3]; [$Portsmouth.$A$1:.$B$7];2;FALSE());0))" office:value-type="float" office:value="0" calcext:value-type="float">
            <text:p>0</text:p>
          </table:table-cell>
          <table:table-cell table:formula="of:=ROUND(200*IF([.R3]=[$Godalming.$B$9];VLOOKUP([.R3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4:.AB4])" office:value-type="float" office:value="0" calcext:value-type="float">
            <text:p>0</text:p>
          </table:table-cell>
          <table:table-cell table:number-columns-repeated="16"/>
          <table:table-cell table:formula="of:=ROUND(200*IF([.C4]=[$LabSeats.$B$9];VLOOKUP([.C4]; [$LabSeats.$A$1:.$B$7];2;FALSE());0))" office:value-type="float" office:value="0" calcext:value-type="float">
            <text:p>0</text:p>
          </table:table-cell>
          <table:table-cell table:formula="of:=ROUND(200*IF([.D4]=[$ConSeats.$B$9];VLOOKUP([.D4]; [$ConSeats.$A$1:.$B$7];2;FALSE());0))" office:value-type="float" office:value="0" calcext:value-type="float">
            <text:p>0</text:p>
          </table:table-cell>
          <table:table-cell table:formula="of:=ROUND(200*IF([.G4]=[$RefSeats.$B$9];VLOOKUP([.G4]; [$RefSeats.$A$1:.$B$7];2;FALSE());0))" office:value-type="float" office:value="0" calcext:value-type="float">
            <text:p>0</text:p>
          </table:table-cell>
          <table:table-cell table:formula="of:=ROUND(200*IF([.I4]=[$Opposition.$B$9];VLOOKUP([.I4]; [$Opposition.$A$1:.$B$7];2;FALSE());0))" office:value-type="float" office:value="0" calcext:value-type="float">
            <text:p>0</text:p>
          </table:table-cell>
          <table:table-cell table:formula="of:=ROUND(200*IF([.J4]=[$Clacton.$B$9];VLOOKUP([.J4]; [$Clacton.$A$1:.$B$7];2;FALSE());0))" office:value-type="float" office:value="0" calcext:value-type="float">
            <text:p>0</text:p>
          </table:table-cell>
          <table:table-cell table:formula="of:=ROUND(200*IF([.M4]=[$Rugby.$B$9];VLOOKUP([.M4]; [$Rugby.$A$1:.$B$7];2;FALSE());0))" office:value-type="float" office:value="0" calcext:value-type="float">
            <text:p>0</text:p>
          </table:table-cell>
          <table:table-cell table:formula="of:=ROUND(200*IF([.O4]=[$Richmond.$B$9];VLOOKUP([.O4]; [$Richmond.$A$1:.$B$7];2;FALSE());0))" office:value-type="float" office:value="0" calcext:value-type="float">
            <text:p>0</text:p>
          </table:table-cell>
          <table:table-cell table:formula="of:=ROUND(200*IF([.P4]=[$Basildon.$B$9];VLOOKUP([.P4]; [$Basildon.$A$1:.$B$7];2;FALSE());0))" office:value-type="float" office:value="0" calcext:value-type="float">
            <text:p>0</text:p>
          </table:table-cell>
          <table:table-cell table:formula="of:=ROUND(200*IF([.Q4]=[$Portsmouth.$B$9];VLOOKUP([.Q4]; [$Portsmouth.$A$1:.$B$7];2;FALSE());0))" office:value-type="float" office:value="0" calcext:value-type="float">
            <text:p>0</text:p>
          </table:table-cell>
          <table:table-cell table:formula="of:=ROUND(200*IF([.R4]=[$Godalming.$B$9];VLOOKUP([.R4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5:.AB5])" office:value-type="float" office:value="0" calcext:value-type="float">
            <text:p>0</text:p>
          </table:table-cell>
          <table:table-cell table:number-columns-repeated="16"/>
          <table:table-cell table:formula="of:=ROUND(200*IF([.C5]=[$LabSeats.$B$9];VLOOKUP([.C5]; [$LabSeats.$A$1:.$B$7];2;FALSE());0))" office:value-type="float" office:value="0" calcext:value-type="float">
            <text:p>0</text:p>
          </table:table-cell>
          <table:table-cell table:formula="of:=ROUND(200*IF([.D5]=[$ConSeats.$B$9];VLOOKUP([.D5]; [$ConSeats.$A$1:.$B$7];2;FALSE());0))" office:value-type="float" office:value="0" calcext:value-type="float">
            <text:p>0</text:p>
          </table:table-cell>
          <table:table-cell table:formula="of:=ROUND(200*IF([.G5]=[$RefSeats.$B$9];VLOOKUP([.G5]; [$RefSeats.$A$1:.$B$7];2;FALSE());0))" office:value-type="float" office:value="0" calcext:value-type="float">
            <text:p>0</text:p>
          </table:table-cell>
          <table:table-cell table:formula="of:=ROUND(200*IF([.I5]=[$Opposition.$B$9];VLOOKUP([.I5]; [$Opposition.$A$1:.$B$7];2;FALSE());0))" office:value-type="float" office:value="0" calcext:value-type="float">
            <text:p>0</text:p>
          </table:table-cell>
          <table:table-cell table:formula="of:=ROUND(200*IF([.J5]=[$Clacton.$B$9];VLOOKUP([.J5]; [$Clacton.$A$1:.$B$7];2;FALSE());0))" office:value-type="float" office:value="0" calcext:value-type="float">
            <text:p>0</text:p>
          </table:table-cell>
          <table:table-cell table:formula="of:=ROUND(200*IF([.M5]=[$Rugby.$B$9];VLOOKUP([.M5]; [$Rugby.$A$1:.$B$7];2;FALSE());0))" office:value-type="float" office:value="0" calcext:value-type="float">
            <text:p>0</text:p>
          </table:table-cell>
          <table:table-cell table:formula="of:=ROUND(200*IF([.O5]=[$Richmond.$B$9];VLOOKUP([.O5]; [$Richmond.$A$1:.$B$7];2;FALSE());0))" office:value-type="float" office:value="0" calcext:value-type="float">
            <text:p>0</text:p>
          </table:table-cell>
          <table:table-cell table:formula="of:=ROUND(200*IF([.P5]=[$Basildon.$B$9];VLOOKUP([.P5]; [$Basildon.$A$1:.$B$7];2;FALSE());0))" office:value-type="float" office:value="0" calcext:value-type="float">
            <text:p>0</text:p>
          </table:table-cell>
          <table:table-cell table:formula="of:=ROUND(200*IF([.Q5]=[$Portsmouth.$B$9];VLOOKUP([.Q5]; [$Portsmouth.$A$1:.$B$7];2;FALSE());0))" office:value-type="float" office:value="0" calcext:value-type="float">
            <text:p>0</text:p>
          </table:table-cell>
          <table:table-cell table:formula="of:=ROUND(200*IF([.R5]=[$Godalming.$B$9];VLOOKUP([.R5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6:.AB6])" office:value-type="float" office:value="0" calcext:value-type="float">
            <text:p>0</text:p>
          </table:table-cell>
          <table:table-cell table:number-columns-repeated="16"/>
          <table:table-cell table:formula="of:=ROUND(200*IF([.C6]=[$LabSeats.$B$9];VLOOKUP([.C6]; [$LabSeats.$A$1:.$B$7];2;FALSE());0))" office:value-type="float" office:value="0" calcext:value-type="float">
            <text:p>0</text:p>
          </table:table-cell>
          <table:table-cell table:formula="of:=ROUND(200*IF([.D6]=[$ConSeats.$B$9];VLOOKUP([.D6]; [$ConSeats.$A$1:.$B$7];2;FALSE());0))" office:value-type="float" office:value="0" calcext:value-type="float">
            <text:p>0</text:p>
          </table:table-cell>
          <table:table-cell table:formula="of:=ROUND(200*IF([.G6]=[$RefSeats.$B$9];VLOOKUP([.G6]; [$RefSeats.$A$1:.$B$7];2;FALSE());0))" office:value-type="float" office:value="0" calcext:value-type="float">
            <text:p>0</text:p>
          </table:table-cell>
          <table:table-cell table:formula="of:=ROUND(200*IF([.I6]=[$Opposition.$B$9];VLOOKUP([.I6]; [$Opposition.$A$1:.$B$7];2;FALSE());0))" office:value-type="float" office:value="0" calcext:value-type="float">
            <text:p>0</text:p>
          </table:table-cell>
          <table:table-cell table:formula="of:=ROUND(200*IF([.J6]=[$Clacton.$B$9];VLOOKUP([.J6]; [$Clacton.$A$1:.$B$7];2;FALSE());0))" office:value-type="float" office:value="0" calcext:value-type="float">
            <text:p>0</text:p>
          </table:table-cell>
          <table:table-cell table:formula="of:=ROUND(200*IF([.M6]=[$Rugby.$B$9];VLOOKUP([.M6]; [$Rugby.$A$1:.$B$7];2;FALSE());0))" office:value-type="float" office:value="0" calcext:value-type="float">
            <text:p>0</text:p>
          </table:table-cell>
          <table:table-cell table:formula="of:=ROUND(200*IF([.O6]=[$Richmond.$B$9];VLOOKUP([.O6]; [$Richmond.$A$1:.$B$7];2;FALSE());0))" office:value-type="float" office:value="0" calcext:value-type="float">
            <text:p>0</text:p>
          </table:table-cell>
          <table:table-cell table:formula="of:=ROUND(200*IF([.P6]=[$Basildon.$B$9];VLOOKUP([.P6]; [$Basildon.$A$1:.$B$7];2;FALSE());0))" office:value-type="float" office:value="0" calcext:value-type="float">
            <text:p>0</text:p>
          </table:table-cell>
          <table:table-cell table:formula="of:=ROUND(200*IF([.Q6]=[$Portsmouth.$B$9];VLOOKUP([.Q6]; [$Portsmouth.$A$1:.$B$7];2;FALSE());0))" office:value-type="float" office:value="0" calcext:value-type="float">
            <text:p>0</text:p>
          </table:table-cell>
          <table:table-cell table:formula="of:=ROUND(200*IF([.R6]=[$Godalming.$B$9];VLOOKUP([.R6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7:.AB7])" office:value-type="float" office:value="0" calcext:value-type="float">
            <text:p>0</text:p>
          </table:table-cell>
          <table:table-cell table:number-columns-repeated="16"/>
          <table:table-cell table:formula="of:=ROUND(200*IF([.C7]=[$LabSeats.$B$9];VLOOKUP([.C7]; [$LabSeats.$A$1:.$B$7];2;FALSE());0))" office:value-type="float" office:value="0" calcext:value-type="float">
            <text:p>0</text:p>
          </table:table-cell>
          <table:table-cell table:formula="of:=ROUND(200*IF([.D7]=[$ConSeats.$B$9];VLOOKUP([.D7]; [$ConSeats.$A$1:.$B$7];2;FALSE());0))" office:value-type="float" office:value="0" calcext:value-type="float">
            <text:p>0</text:p>
          </table:table-cell>
          <table:table-cell table:formula="of:=ROUND(200*IF([.G7]=[$RefSeats.$B$9];VLOOKUP([.G7]; [$RefSeats.$A$1:.$B$7];2;FALSE());0))" office:value-type="float" office:value="0" calcext:value-type="float">
            <text:p>0</text:p>
          </table:table-cell>
          <table:table-cell table:formula="of:=ROUND(200*IF([.I7]=[$Opposition.$B$9];VLOOKUP([.I7]; [$Opposition.$A$1:.$B$7];2;FALSE());0))" office:value-type="float" office:value="0" calcext:value-type="float">
            <text:p>0</text:p>
          </table:table-cell>
          <table:table-cell table:formula="of:=ROUND(200*IF([.J7]=[$Clacton.$B$9];VLOOKUP([.J7]; [$Clacton.$A$1:.$B$7];2;FALSE());0))" office:value-type="float" office:value="0" calcext:value-type="float">
            <text:p>0</text:p>
          </table:table-cell>
          <table:table-cell table:formula="of:=ROUND(200*IF([.M7]=[$Rugby.$B$9];VLOOKUP([.M7]; [$Rugby.$A$1:.$B$7];2;FALSE());0))" office:value-type="float" office:value="0" calcext:value-type="float">
            <text:p>0</text:p>
          </table:table-cell>
          <table:table-cell table:formula="of:=ROUND(200*IF([.O7]=[$Richmond.$B$9];VLOOKUP([.O7]; [$Richmond.$A$1:.$B$7];2;FALSE());0))" office:value-type="float" office:value="0" calcext:value-type="float">
            <text:p>0</text:p>
          </table:table-cell>
          <table:table-cell table:formula="of:=ROUND(200*IF([.P7]=[$Basildon.$B$9];VLOOKUP([.P7]; [$Basildon.$A$1:.$B$7];2;FALSE());0))" office:value-type="float" office:value="0" calcext:value-type="float">
            <text:p>0</text:p>
          </table:table-cell>
          <table:table-cell table:formula="of:=ROUND(200*IF([.Q7]=[$Portsmouth.$B$9];VLOOKUP([.Q7]; [$Portsmouth.$A$1:.$B$7];2;FALSE());0))" office:value-type="float" office:value="0" calcext:value-type="float">
            <text:p>0</text:p>
          </table:table-cell>
          <table:table-cell table:formula="of:=ROUND(200*IF([.R7]=[$Godalming.$B$9];VLOOKUP([.R7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8:.AB8])" office:value-type="float" office:value="0" calcext:value-type="float">
            <text:p>0</text:p>
          </table:table-cell>
          <table:table-cell table:number-columns-repeated="16"/>
          <table:table-cell table:formula="of:=ROUND(200*IF([.C8]=[$LabSeats.$B$9];VLOOKUP([.C8]; [$LabSeats.$A$1:.$B$7];2;FALSE());0))" office:value-type="float" office:value="0" calcext:value-type="float">
            <text:p>0</text:p>
          </table:table-cell>
          <table:table-cell table:formula="of:=ROUND(200*IF([.D8]=[$ConSeats.$B$9];VLOOKUP([.D8]; [$ConSeats.$A$1:.$B$7];2;FALSE());0))" office:value-type="float" office:value="0" calcext:value-type="float">
            <text:p>0</text:p>
          </table:table-cell>
          <table:table-cell table:formula="of:=ROUND(200*IF([.G8]=[$RefSeats.$B$9];VLOOKUP([.G8]; [$RefSeats.$A$1:.$B$7];2;FALSE());0))" office:value-type="float" office:value="0" calcext:value-type="float">
            <text:p>0</text:p>
          </table:table-cell>
          <table:table-cell table:formula="of:=ROUND(200*IF([.I8]=[$Opposition.$B$9];VLOOKUP([.I8]; [$Opposition.$A$1:.$B$7];2;FALSE());0))" office:value-type="float" office:value="0" calcext:value-type="float">
            <text:p>0</text:p>
          </table:table-cell>
          <table:table-cell table:formula="of:=ROUND(200*IF([.J8]=[$Clacton.$B$9];VLOOKUP([.J8]; [$Clacton.$A$1:.$B$7];2;FALSE());0))" office:value-type="float" office:value="0" calcext:value-type="float">
            <text:p>0</text:p>
          </table:table-cell>
          <table:table-cell table:formula="of:=ROUND(200*IF([.M8]=[$Rugby.$B$9];VLOOKUP([.M8]; [$Rugby.$A$1:.$B$7];2;FALSE());0))" office:value-type="float" office:value="0" calcext:value-type="float">
            <text:p>0</text:p>
          </table:table-cell>
          <table:table-cell table:formula="of:=ROUND(200*IF([.O8]=[$Richmond.$B$9];VLOOKUP([.O8]; [$Richmond.$A$1:.$B$7];2;FALSE());0))" office:value-type="float" office:value="0" calcext:value-type="float">
            <text:p>0</text:p>
          </table:table-cell>
          <table:table-cell table:formula="of:=ROUND(200*IF([.P8]=[$Basildon.$B$9];VLOOKUP([.P8]; [$Basildon.$A$1:.$B$7];2;FALSE());0))" office:value-type="float" office:value="0" calcext:value-type="float">
            <text:p>0</text:p>
          </table:table-cell>
          <table:table-cell table:formula="of:=ROUND(200*IF([.Q8]=[$Portsmouth.$B$9];VLOOKUP([.Q8]; [$Portsmouth.$A$1:.$B$7];2;FALSE());0))" office:value-type="float" office:value="0" calcext:value-type="float">
            <text:p>0</text:p>
          </table:table-cell>
          <table:table-cell table:formula="of:=ROUND(200*IF([.R8]=[$Godalming.$B$9];VLOOKUP([.R8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9:.AB9])" office:value-type="float" office:value="0" calcext:value-type="float">
            <text:p>0</text:p>
          </table:table-cell>
          <table:table-cell table:number-columns-repeated="16"/>
          <table:table-cell table:formula="of:=ROUND(200*IF([.C9]=[$LabSeats.$B$9];VLOOKUP([.C9]; [$LabSeats.$A$1:.$B$7];2;FALSE());0))" office:value-type="float" office:value="0" calcext:value-type="float">
            <text:p>0</text:p>
          </table:table-cell>
          <table:table-cell table:formula="of:=ROUND(200*IF([.D9]=[$ConSeats.$B$9];VLOOKUP([.D9]; [$ConSeats.$A$1:.$B$7];2;FALSE());0))" office:value-type="float" office:value="0" calcext:value-type="float">
            <text:p>0</text:p>
          </table:table-cell>
          <table:table-cell table:formula="of:=ROUND(200*IF([.G9]=[$RefSeats.$B$9];VLOOKUP([.G9]; [$RefSeats.$A$1:.$B$7];2;FALSE());0))" office:value-type="float" office:value="0" calcext:value-type="float">
            <text:p>0</text:p>
          </table:table-cell>
          <table:table-cell table:formula="of:=ROUND(200*IF([.I9]=[$Opposition.$B$9];VLOOKUP([.I9]; [$Opposition.$A$1:.$B$7];2;FALSE());0))" office:value-type="float" office:value="0" calcext:value-type="float">
            <text:p>0</text:p>
          </table:table-cell>
          <table:table-cell table:formula="of:=ROUND(200*IF([.J9]=[$Clacton.$B$9];VLOOKUP([.J9]; [$Clacton.$A$1:.$B$7];2;FALSE());0))" office:value-type="float" office:value="0" calcext:value-type="float">
            <text:p>0</text:p>
          </table:table-cell>
          <table:table-cell table:formula="of:=ROUND(200*IF([.M9]=[$Rugby.$B$9];VLOOKUP([.M9]; [$Rugby.$A$1:.$B$7];2;FALSE());0))" office:value-type="float" office:value="0" calcext:value-type="float">
            <text:p>0</text:p>
          </table:table-cell>
          <table:table-cell table:formula="of:=ROUND(200*IF([.O9]=[$Richmond.$B$9];VLOOKUP([.O9]; [$Richmond.$A$1:.$B$7];2;FALSE());0))" office:value-type="float" office:value="0" calcext:value-type="float">
            <text:p>0</text:p>
          </table:table-cell>
          <table:table-cell table:formula="of:=ROUND(200*IF([.P9]=[$Basildon.$B$9];VLOOKUP([.P9]; [$Basildon.$A$1:.$B$7];2;FALSE());0))" office:value-type="float" office:value="0" calcext:value-type="float">
            <text:p>0</text:p>
          </table:table-cell>
          <table:table-cell table:formula="of:=ROUND(200*IF([.Q9]=[$Portsmouth.$B$9];VLOOKUP([.Q9]; [$Portsmouth.$A$1:.$B$7];2;FALSE());0))" office:value-type="float" office:value="0" calcext:value-type="float">
            <text:p>0</text:p>
          </table:table-cell>
          <table:table-cell table:formula="of:=ROUND(200*IF([.R9]=[$Godalming.$B$9];VLOOKUP([.R9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10:.AB10])" office:value-type="float" office:value="0" calcext:value-type="float">
            <text:p>0</text:p>
          </table:table-cell>
          <table:table-cell table:number-columns-repeated="16"/>
          <table:table-cell table:formula="of:=ROUND(200*IF([.C10]=[$LabSeats.$B$9];VLOOKUP([.C10]; [$LabSeats.$A$1:.$B$7];2;FALSE());0))" office:value-type="float" office:value="0" calcext:value-type="float">
            <text:p>0</text:p>
          </table:table-cell>
          <table:table-cell table:formula="of:=ROUND(200*IF([.D10]=[$ConSeats.$B$9];VLOOKUP([.D10]; [$ConSeats.$A$1:.$B$7];2;FALSE());0))" office:value-type="float" office:value="0" calcext:value-type="float">
            <text:p>0</text:p>
          </table:table-cell>
          <table:table-cell table:formula="of:=ROUND(200*IF([.G10]=[$RefSeats.$B$9];VLOOKUP([.G10]; [$RefSeats.$A$1:.$B$7];2;FALSE());0))" office:value-type="float" office:value="0" calcext:value-type="float">
            <text:p>0</text:p>
          </table:table-cell>
          <table:table-cell table:formula="of:=ROUND(200*IF([.I10]=[$Opposition.$B$9];VLOOKUP([.I10]; [$Opposition.$A$1:.$B$7];2;FALSE());0))" office:value-type="float" office:value="0" calcext:value-type="float">
            <text:p>0</text:p>
          </table:table-cell>
          <table:table-cell table:formula="of:=ROUND(200*IF([.J10]=[$Clacton.$B$9];VLOOKUP([.J10]; [$Clacton.$A$1:.$B$7];2;FALSE());0))" office:value-type="float" office:value="0" calcext:value-type="float">
            <text:p>0</text:p>
          </table:table-cell>
          <table:table-cell table:formula="of:=ROUND(200*IF([.M10]=[$Rugby.$B$9];VLOOKUP([.M10]; [$Rugby.$A$1:.$B$7];2;FALSE());0))" office:value-type="float" office:value="0" calcext:value-type="float">
            <text:p>0</text:p>
          </table:table-cell>
          <table:table-cell table:formula="of:=ROUND(200*IF([.O10]=[$Richmond.$B$9];VLOOKUP([.O10]; [$Richmond.$A$1:.$B$7];2;FALSE());0))" office:value-type="float" office:value="0" calcext:value-type="float">
            <text:p>0</text:p>
          </table:table-cell>
          <table:table-cell table:formula="of:=ROUND(200*IF([.P10]=[$Basildon.$B$9];VLOOKUP([.P10]; [$Basildon.$A$1:.$B$7];2;FALSE());0))" office:value-type="float" office:value="0" calcext:value-type="float">
            <text:p>0</text:p>
          </table:table-cell>
          <table:table-cell table:formula="of:=ROUND(200*IF([.Q10]=[$Portsmouth.$B$9];VLOOKUP([.Q10]; [$Portsmouth.$A$1:.$B$7];2;FALSE());0))" office:value-type="float" office:value="0" calcext:value-type="float">
            <text:p>0</text:p>
          </table:table-cell>
          <table:table-cell table:formula="of:=ROUND(200*IF([.R10]=[$Godalming.$B$9];VLOOKUP([.R10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S11:.AB11])" office:value-type="float" office:value="0" calcext:value-type="float">
            <text:p>0</text:p>
          </table:table-cell>
          <table:table-cell table:number-columns-repeated="16"/>
          <table:table-cell table:formula="of:=ROUND(200*IF([.C11]=[$LabSeats.$B$9];VLOOKUP([.C11]; [$LabSeats.$A$1:.$B$7];2;FALSE());0))" office:value-type="float" office:value="0" calcext:value-type="float">
            <text:p>0</text:p>
          </table:table-cell>
          <table:table-cell table:formula="of:=ROUND(200*IF([.D11]=[$ConSeats.$B$9];VLOOKUP([.D11]; [$ConSeats.$A$1:.$B$7];2;FALSE());0))" office:value-type="float" office:value="0" calcext:value-type="float">
            <text:p>0</text:p>
          </table:table-cell>
          <table:table-cell table:formula="of:=ROUND(200*IF([.G11]=[$RefSeats.$B$9];VLOOKUP([.G11]; [$RefSeats.$A$1:.$B$7];2;FALSE());0))" office:value-type="float" office:value="0" calcext:value-type="float">
            <text:p>0</text:p>
          </table:table-cell>
          <table:table-cell table:formula="of:=ROUND(200*IF([.I11]=[$Opposition.$B$9];VLOOKUP([.I11]; [$Opposition.$A$1:.$B$7];2;FALSE());0))" office:value-type="float" office:value="0" calcext:value-type="float">
            <text:p>0</text:p>
          </table:table-cell>
          <table:table-cell table:formula="of:=ROUND(200*IF([.J11]=[$Clacton.$B$9];VLOOKUP([.J11]; [$Clacton.$A$1:.$B$7];2;FALSE());0))" office:value-type="float" office:value="0" calcext:value-type="float">
            <text:p>0</text:p>
          </table:table-cell>
          <table:table-cell table:formula="of:=ROUND(200*IF([.M11]=[$Rugby.$B$9];VLOOKUP([.M11]; [$Rugby.$A$1:.$B$7];2;FALSE());0))" office:value-type="float" office:value="0" calcext:value-type="float">
            <text:p>0</text:p>
          </table:table-cell>
          <table:table-cell table:formula="of:=ROUND(200*IF([.O11]=[$Richmond.$B$9];VLOOKUP([.O11]; [$Richmond.$A$1:.$B$7];2;FALSE());0))" office:value-type="float" office:value="0" calcext:value-type="float">
            <text:p>0</text:p>
          </table:table-cell>
          <table:table-cell table:formula="of:=ROUND(200*IF([.P11]=[$Basildon.$B$9];VLOOKUP([.P11]; [$Basildon.$A$1:.$B$7];2;FALSE());0))" office:value-type="float" office:value="0" calcext:value-type="float">
            <text:p>0</text:p>
          </table:table-cell>
          <table:table-cell table:formula="of:=ROUND(200*IF([.Q11]=[$Portsmouth.$B$9];VLOOKUP([.Q11]; [$Portsmouth.$A$1:.$B$7];2;FALSE());0))" office:value-type="float" office:value="0" calcext:value-type="float">
            <text:p>0</text:p>
          </table:table-cell>
          <table:table-cell table:formula="of:=ROUND(200*IF([.R11]=[$Godalming.$B$9];VLOOKUP([.R11]; [$Godalming.$A$1:.$B$7];2;FALSE());0))" office:value-type="float" office:value="0" calcext:value-type="float">
            <text:p>0</text:p>
          </table:table-cell>
        </table:table-row>
      </table:table>
      <table:table table:name="Lab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bour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100" calcext:value-type="float">
            <text:p>100</text:p>
          </table:table-cell>
          <table:table-cell table:formula="of:=ROUND(200*[.B2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66" calcext:value-type="float">
            <text:p>66</text:p>
          </table:table-cell>
          <table:table-cell table:formula="of:=ROUND(200*[.B3])"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350-399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400-4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450-499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7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1" calcext:value-type="float">
            <text:p>11</text:p>
          </table:table-cell>
          <table:table-cell table:formula="of:=ROUND(200*[.B8]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on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49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2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1" calcext:value-type="float">
            <text:p>1</text:p>
          </table:table-cell>
          <table:table-cell table:formula="of:=ROUND(200*[.B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4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Lib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beral Democrat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59</text:p>
          </table:table-cell>
          <table:table-cell office:value-type="float" office:value="1" calcext:value-type="float">
            <text:p>1</text:p>
          </table:table-cell>
          <table:table-cell table:formula="of:=ROUND(200*[.B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60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table:formula="of:=ROUND(200*[.B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SNP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NP Seats</text:p>
          </table:table-cell>
          <table:table-cell/>
          <table:table-cell office:value-type="string" calcext:value-type="string">
            <text:p>https://www.oddschecker.com/politics/british-politics/snp-seats-over-under</text:p>
          </table:table-cell>
        </table:table-row>
        <table:table-row table:style-name="ro1">
          <table:table-cell office:value-type="string" calcext:value-type="string">
            <text:p>0-20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1 or more</text:p>
          </table:table-cell>
          <table:table-cell table:formula="of:=4/5" office:value-type="float" office:value="0.8" calcext:value-type="float">
            <text:p>0.8</text:p>
          </table:table-cell>
          <table:table-cell table:formula="of:=ROUND(200*[.B3])" office:value-type="float" office:value="160" calcext:value-type="float">
            <text:p>160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ef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orm Seats</text:p>
          </table:table-cell>
          <table:table-cell/>
          <table:table-cell office:value-type="string" calcext:value-type="string">
            <text:p>https://www.oddschecker.com/politics/british-politics/reform-party-sea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200*[.B2])"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string" calcext:value-type="string">
            <text:p>1to2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3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3to4</text:p>
          </table:table-cell>
          <table:table-cell office:value-type="float" office:value="6" calcext:value-type="float">
            <text:p>6</text:p>
          </table:table-cell>
          <table:table-cell table:formula="of:=ROUND(200*[.B4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5to6</text:p>
          </table:table-cell>
          <table:table-cell office:value-type="float" office:value="6" calcext:value-type="float">
            <text:p>6</text:p>
          </table:table-cell>
          <table:table-cell table:formula="of:=ROUND(200*[.B5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7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6])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Grn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een Seats</text:p>
          </table:table-cell>
          <table:table-cell/>
          <table:table-cell office:value-type="string" calcext:value-type="string">
            <text:p>https://www.oddschecker.com/politics/british-politics/green-party-sea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200*[.B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200*[.B3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 or more</text:p>
          </table:table-cell>
          <table:table-cell table:formula="of:=2/5" office:value-type="float" office:value="0.4" calcext:value-type="float">
            <text:p>0.4</text:p>
          </table:table-cell>
          <table:table-cell table:formula="of:=ROUND(200*[.B4])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formula="of:=ROUND(200*[.B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" calcext:value-type="float">
            <text:p>20</text:p>
          </table:table-cell>
          <table:table-cell table:formula="of:=ROUND(200*[.B2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3" calcext:value-type="float">
            <text:p>3</text:p>
          </table:table-cell>
          <table:table-cell table:formula="of:=ROUND(200*[.B3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ROUND(200*[.B4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cton</text:p>
          </table:table-cell>
          <table:table-cell/>
          <table:table-cell office:value-type="string" calcext:value-type="string">
            <text:p>https://www.oddschecker.com/politics/uk-constituencies/next-uk-general-election-constituencies/clacton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2/11" office:value-type="float" office:value="0.181818181818182" calcext:value-type="float">
            <text:p>0.18</text:p>
          </table:table-cell>
          <table:table-cell table:formula="of:=ROUND(200*[.B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14" calcext:value-type="float">
            <text:p>14</text:p>
          </table:table-cell>
          <table:table-cell table:formula="of:=ROUND(200*[.B3])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0" calcext:value-type="float">
            <text:p>10</text:p>
          </table:table-cell>
          <table:table-cell table:formula="of:=ROUND(200*[.B4])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250" calcext:value-type="float">
            <text:p>250</text:p>
          </table:table-cell>
          <table:table-cell table:formula="of:=ROUND(200*[.B5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Islingto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slington North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islington-north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6" office:value-type="float" office:value="0.666666666666667" calcext:value-type="float">
            <text:p>0.67</text:p>
          </table:table-cell>
          <table:table-cell table:formula="of:=ROUND(200*[.B2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50" calcext:value-type="float">
            <text:p>250</text:p>
          </table:table-cell>
          <table:table-cell table:formula="of:=ROUND(200*[.B3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50" calcext:value-type="float">
            <text:p>250</text:p>
          </table:table-cell>
          <table:table-cell table:formula="of:=ROUND(200*[.B4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5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ochda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chdale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rochdal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8/15" office:value-type="float" office:value="0.533333333333333" calcext:value-type="float">
            <text:p>0.53</text:p>
          </table:table-cell>
          <table:table-cell table:formula="of:=ROUND(200*[.B2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33" calcext:value-type="float">
            <text:p>33</text:p>
          </table:table-cell>
          <table:table-cell table:formula="of:=ROUND(200*[.B3])"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orkers</text:p>
          </table:table-cell>
          <table:table-cell table:formula="of:=5/2" office:value-type="float" office:value="2.5" calcext:value-type="float">
            <text:p>2.5</text:p>
          </table:table-cell>
          <table:table-cell table:formula="of:=ROUND(200*[.B7])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 office:value-type="string" calcext:value-type="string">
            <text:p>https://www.oddschecker.com/politics/uk-constituencies/next-uk-general-election-constituencies/rugby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3/10" office:value-type="float" office:value="0.3" calcext:value-type="float">
            <text:p>0.30</text:p>
          </table:table-cell>
          <table:table-cell table:formula="of:=ROUND(200*[.B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Kenilwort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nilworth and Southam</text:p>
          </table:table-cell>
          <table:table-cell office:value-type="string" calcext:value-type="string">
            <text:p>Majority 20353</text:p>
          </table:table-cell>
          <table:table-cell office:value-type="string" calcext:value-type="string">
            <text:p>https://www.oddschecker.com/politics/uk-constituencies/next-uk-general-election-constituencies/kenilworth-and-southam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1/4" office:value-type="float" office:value="2.75" calcext:value-type="float">
            <text:p>2.75</text:p>
          </table:table-cell>
          <table:table-cell table:formula="of:=ROUND(200*[.B2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2" office:value-type="float" office:value="0.5" calcext:value-type="float">
            <text:p>0.5</text:p>
          </table:table-cell>
          <table:table-cell table:formula="of:=ROUND(200*[.B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0" calcext:value-type="float">
            <text:p>200</text:p>
          </table:table-cell>
          <table:table-cell table:formula="of:=ROUND(200*[.B4])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6" calcext:value-type="float">
            <text:p>16</text:p>
          </table:table-cell>
          <table:table-cell table:formula="of:=ROUND(200*[.B5])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" office:value-type="float" office:value="60000" calcext:value-type="float">
            <text:p>6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Richmond and Northallerton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9/4" office:value-type="float" office:value="2.25" calcext:value-type="float">
            <text:p>2.25</text:p>
          </table:table-cell>
          <table:table-cell table:formula="of:=ROUND(200*[.B2]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asild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sildon and Billericay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ttps://www.oddschecker.com/politics/uk-constituencies/next-uk-general-election-constituencies/basildon-and-billericay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1" calcext:value-type="float">
            <text:p>1.00</text:p>
          </table:table-cell>
          <table:table-cell table:formula="of:=ROUND(200*[.B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3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17/4" office:value-type="float" office:value="4.25" calcext:value-type="float">
            <text:p>4.25</text:p>
          </table:table-cell>
          <table:table-cell table:formula="of:=ROUND(200*[.B4])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400" calcext:value-type="float">
            <text:p>400</text:p>
          </table:table-cell>
          <table:table-cell table:formula="of:=ROUND(200*[.B5])"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00" calcext:value-type="float">
            <text:p>500</text:p>
          </table:table-cell>
          <table:table-cell table:formula="of:=ROUND(200*[.B6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roxbourne" table:style-name="ta2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9" office:value-type="float" office:value="0.444444444444444" calcext:value-type="float">
            <text:p>0.44</text:p>
          </table:table-cell>
          <table:table-cell table:formula="of:=ROUND(200*[.B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" calcext:value-type="float">
            <text:p>2</text:p>
          </table:table-cell>
          <table:table-cell table:formula="of:=ROUND(200*[.B3]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4/11" office:value-type="float" office:value="0.363636363636364" calcext:value-type="float">
            <text:p>0.363636363636364</text:p>
          </table:table-cell>
          <table:table-cell table:formula="of:=ROUND(200*[.B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7-01T22:54:42.024873631</dc:date>
    <meta:editing-duration>PT13H33M22S</meta:editing-duration>
    <meta:editing-cycles>6</meta:editing-cycles>
    <meta:document-statistic meta:table-count="18" meta:cell-count="490" meta:object-count="0"/>
  </office:meta>
</office:document-meta>
</file>